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b68" officeooo:paragraph-rsid="0002cb68"/>
    </style:style>
    <style:style style:name="P2" style:family="paragraph" style:parent-style-name="Standard">
      <style:text-properties officeooo:rsid="0002cb68" officeooo:paragraph-rsid="00091c2f"/>
    </style:style>
    <style:style style:name="P3" style:family="paragraph" style:parent-style-name="Standard">
      <style:text-properties officeooo:paragraph-rsid="0002cb68"/>
    </style:style>
    <style:style style:name="P4" style:family="paragraph" style:parent-style-name="Standard">
      <style:text-properties officeooo:rsid="0004c004" officeooo:paragraph-rsid="0004c004"/>
    </style:style>
    <style:style style:name="P5" style:family="paragraph" style:parent-style-name="Standard">
      <style:text-properties officeooo:paragraph-rsid="00054155"/>
    </style:style>
    <style:style style:name="P6" style:family="paragraph" style:parent-style-name="Standard">
      <style:text-properties officeooo:rsid="00091c2f" officeooo:paragraph-rsid="00091c2f"/>
    </style:style>
    <style:style style:name="P7" style:family="paragraph" style:parent-style-name="Standard">
      <style:text-properties officeooo:rsid="000af9d1" officeooo:paragraph-rsid="000af9d1"/>
    </style:style>
    <style:style style:name="P8" style:family="paragraph" style:parent-style-name="Standard">
      <style:text-properties officeooo:rsid="000cac80" officeooo:paragraph-rsid="0014baad"/>
    </style:style>
    <style:style style:name="P9" style:family="paragraph" style:parent-style-name="Standard">
      <style:text-properties officeooo:paragraph-rsid="000e87e7"/>
    </style:style>
    <style:style style:name="P10" style:family="paragraph" style:parent-style-name="Standard">
      <style:text-properties officeooo:rsid="0017aac0" officeooo:paragraph-rsid="0017aac0"/>
    </style:style>
    <style:style style:name="P11" style:family="paragraph" style:parent-style-name="Standard">
      <style:text-properties fo:font-size="14pt" fo:font-weight="bold" officeooo:paragraph-rsid="0002cb6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4a5a79" officeooo:paragraph-rsid="004a5a7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5e6448" officeooo:paragraph-rsid="005e6448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a7a5f" officeooo:paragraph-rsid="001a7a5f"/>
    </style:style>
    <style:style style:name="P15" style:family="paragraph" style:parent-style-name="Standard">
      <style:text-properties officeooo:paragraph-rsid="0020cfd2"/>
    </style:style>
    <style:style style:name="P16" style:family="paragraph" style:parent-style-name="Standard">
      <style:text-properties officeooo:paragraph-rsid="00285653"/>
    </style:style>
    <style:style style:name="P17" style:family="paragraph" style:parent-style-name="Standard">
      <style:text-properties officeooo:paragraph-rsid="002b22c2"/>
    </style:style>
    <style:style style:name="P18" style:family="paragraph" style:parent-style-name="Standard">
      <style:text-properties officeooo:paragraph-rsid="001a7a5f"/>
    </style:style>
    <style:style style:name="P19" style:family="paragraph" style:parent-style-name="Standard">
      <style:text-properties officeooo:paragraph-rsid="0032430a"/>
    </style:style>
    <style:style style:name="P20" style:family="paragraph" style:parent-style-name="Standard">
      <style:text-properties officeooo:paragraph-rsid="0034aa90"/>
    </style:style>
    <style:style style:name="P21" style:family="paragraph" style:parent-style-name="Standard">
      <style:text-properties officeooo:rsid="0038683e" officeooo:paragraph-rsid="0038683e"/>
    </style:style>
    <style:style style:name="P22" style:family="paragraph" style:parent-style-name="Standard">
      <style:text-properties officeooo:paragraph-rsid="003cd11d"/>
    </style:style>
    <style:style style:name="P23" style:family="paragraph" style:parent-style-name="Standard">
      <style:text-properties officeooo:rsid="0041323e" officeooo:paragraph-rsid="0041323e"/>
    </style:style>
    <style:style style:name="P24" style:family="paragraph" style:parent-style-name="Standard">
      <style:text-properties officeooo:rsid="004505bd" officeooo:paragraph-rsid="004505bd"/>
    </style:style>
    <style:style style:name="P25" style:family="paragraph" style:parent-style-name="Standard">
      <style:text-properties officeooo:rsid="0014baad" officeooo:paragraph-rsid="0014baad"/>
    </style:style>
    <style:style style:name="P26" style:family="paragraph" style:parent-style-name="Standard">
      <style:text-properties officeooo:rsid="002b22c2" officeooo:paragraph-rsid="0032430a"/>
    </style:style>
    <style:style style:name="P27" style:family="paragraph" style:parent-style-name="Standard">
      <style:text-properties officeooo:rsid="00484f7f" officeooo:paragraph-rsid="00484f7f"/>
    </style:style>
    <style:style style:name="P28" style:family="paragraph" style:parent-style-name="Standard">
      <style:text-properties officeooo:rsid="00484f7f" officeooo:paragraph-rsid="004a5a79"/>
    </style:style>
    <style:style style:name="P29" style:family="paragraph" style:parent-style-name="Standard">
      <style:text-properties officeooo:paragraph-rsid="001618b5"/>
    </style:style>
    <style:style style:name="P30" style:family="paragraph" style:parent-style-name="Standard">
      <style:text-properties officeooo:rsid="004b591a" officeooo:paragraph-rsid="004b591a"/>
    </style:style>
    <style:style style:name="P31" style:family="paragraph" style:parent-style-name="Standard">
      <style:text-properties officeooo:rsid="004cff57" officeooo:paragraph-rsid="005c60c3"/>
    </style:style>
    <style:style style:name="P32" style:family="paragraph" style:parent-style-name="Standard">
      <style:text-properties officeooo:rsid="004cff57" officeooo:paragraph-rsid="004cff57"/>
    </style:style>
    <style:style style:name="P33" style:family="paragraph" style:parent-style-name="Standard">
      <style:text-properties officeooo:paragraph-rsid="00513bd1"/>
    </style:style>
    <style:style style:name="P34" style:family="paragraph" style:parent-style-name="Standard">
      <style:text-properties officeooo:paragraph-rsid="00552114"/>
    </style:style>
    <style:style style:name="P35" style:family="paragraph" style:parent-style-name="Standard">
      <style:text-properties officeooo:rsid="005a8d29" officeooo:paragraph-rsid="005a8d29"/>
    </style:style>
    <style:style style:name="P36" style:family="paragraph" style:parent-style-name="Standard">
      <style:text-properties officeooo:paragraph-rsid="004a5a79"/>
    </style:style>
    <style:style style:name="P37" style:family="paragraph" style:parent-style-name="Standard">
      <style:text-properties officeooo:paragraph-rsid="005d28f7"/>
    </style:style>
    <style:style style:name="P38" style:family="paragraph" style:parent-style-name="Standard">
      <style:text-properties officeooo:rsid="005e6448" officeooo:paragraph-rsid="005e6448"/>
    </style:style>
    <style:style style:name="P39" style:family="paragraph" style:parent-style-name="Standard">
      <style:text-properties officeooo:rsid="00614515" officeooo:paragraph-rsid="00614515"/>
    </style:style>
    <style:style style:name="P40" style:family="paragraph" style:parent-style-name="Standard">
      <style:text-properties officeooo:rsid="00626fe6" officeooo:paragraph-rsid="00626fe6"/>
    </style:style>
    <style:style style:name="P41" style:family="paragraph" style:parent-style-name="Standard">
      <style:text-properties officeooo:rsid="005a3b9c" officeooo:paragraph-rsid="005a3b9c"/>
    </style:style>
    <style:style style:name="P42" style:family="paragraph" style:parent-style-name="Standard">
      <style:text-properties officeooo:rsid="005a3b9c" officeooo:paragraph-rsid="00626fe6"/>
    </style:style>
    <style:style style:name="P43" style:family="paragraph" style:parent-style-name="Standard">
      <style:text-properties officeooo:paragraph-rsid="00636f5a"/>
    </style:style>
    <style:style style:name="P44" style:family="paragraph" style:parent-style-name="Standard">
      <style:text-properties officeooo:rsid="00647ad6" officeooo:paragraph-rsid="00647ad6"/>
    </style:style>
    <style:style style:name="P45" style:family="paragraph" style:parent-style-name="Standard">
      <style:text-properties officeooo:paragraph-rsid="0063f0a7"/>
    </style:style>
    <style:style style:name="P46" style:family="paragraph" style:parent-style-name="Standard">
      <style:text-properties officeooo:rsid="0063527c" officeooo:paragraph-rsid="0063527c"/>
    </style:style>
    <style:style style:name="P47" style:family="paragraph" style:parent-style-name="Standard">
      <style:text-properties officeooo:rsid="00636f5a" officeooo:paragraph-rsid="00636f5a"/>
    </style:style>
    <style:style style:name="P48" style:family="paragraph" style:parent-style-name="Standard">
      <style:text-properties officeooo:rsid="005c60c3" officeooo:paragraph-rsid="006c3c9b"/>
    </style:style>
    <style:style style:name="P49" style:family="paragraph" style:parent-style-name="Standard">
      <style:text-properties officeooo:paragraph-rsid="006da1a7"/>
    </style:style>
    <style:style style:name="P50" style:family="paragraph" style:parent-style-name="Standard">
      <style:text-properties officeooo:paragraph-rsid="006f333b"/>
    </style:style>
    <style:style style:name="P51" style:family="paragraph" style:parent-style-name="Standard">
      <style:text-properties officeooo:paragraph-rsid="0070e5aa"/>
    </style:style>
    <style:style style:name="P52" style:family="paragraph" style:parent-style-name="Standard">
      <style:text-properties officeooo:paragraph-rsid="0077a442"/>
    </style:style>
    <style:style style:name="T1" style:family="text">
      <style:text-properties officeooo:rsid="0002cb68"/>
    </style:style>
    <style:style style:name="T2" style:family="text">
      <style:text-properties officeooo:rsid="00054155"/>
    </style:style>
    <style:style style:name="T3" style:family="text">
      <style:text-properties officeooo:rsid="00065397"/>
    </style:style>
    <style:style style:name="T4" style:family="text">
      <style:text-properties officeooo:rsid="00074e7f"/>
    </style:style>
    <style:style style:name="T5" style:family="text">
      <style:text-properties officeooo:rsid="000af9d1"/>
    </style:style>
    <style:style style:name="T6" style:family="text">
      <style:text-properties officeooo:rsid="000cac80"/>
    </style:style>
    <style:style style:name="T7" style:family="text">
      <style:text-properties officeooo:rsid="000db2b2"/>
    </style:style>
    <style:style style:name="T8" style:family="text">
      <style:text-properties officeooo:rsid="000e87e7"/>
    </style:style>
    <style:style style:name="T9" style:family="text">
      <style:text-properties officeooo:rsid="000f2fa4"/>
    </style:style>
    <style:style style:name="T10" style:family="text">
      <style:text-properties officeooo:rsid="00111353"/>
    </style:style>
    <style:style style:name="T11" style:family="text">
      <style:text-properties officeooo:rsid="00122d9c"/>
    </style:style>
    <style:style style:name="T12" style:family="text">
      <style:text-properties officeooo:rsid="001281d2"/>
    </style:style>
    <style:style style:name="T13" style:family="text">
      <style:text-properties officeooo:rsid="00133c16"/>
    </style:style>
    <style:style style:name="T14" style:family="text">
      <style:text-properties officeooo:rsid="0014baad"/>
    </style:style>
    <style:style style:name="T15" style:family="text">
      <style:text-properties officeooo:rsid="001618b5"/>
    </style:style>
    <style:style style:name="T16" style:family="text">
      <style:text-properties officeooo:rsid="0017aac0"/>
    </style:style>
    <style:style style:name="T17" style:family="text">
      <style:text-properties officeooo:rsid="0018c18d"/>
    </style:style>
    <style:style style:name="T18" style:family="text">
      <style:text-properties officeooo:rsid="001d76f7"/>
    </style:style>
    <style:style style:name="T19" style:family="text">
      <style:text-properties officeooo:rsid="001f0620"/>
    </style:style>
    <style:style style:name="T20" style:family="text">
      <style:text-properties officeooo:rsid="001f7b6e"/>
    </style:style>
    <style:style style:name="T21" style:family="text">
      <style:text-properties officeooo:rsid="001fec5f"/>
    </style:style>
    <style:style style:name="T22" style:family="text">
      <style:text-properties officeooo:rsid="0020cfd2"/>
    </style:style>
    <style:style style:name="T23" style:family="text">
      <style:text-properties officeooo:rsid="00238b4f"/>
    </style:style>
    <style:style style:name="T24" style:family="text">
      <style:text-properties officeooo:rsid="00239840"/>
    </style:style>
    <style:style style:name="T25" style:family="text">
      <style:text-properties officeooo:rsid="00252a21"/>
    </style:style>
    <style:style style:name="T26" style:family="text">
      <style:text-properties officeooo:rsid="00285653"/>
    </style:style>
    <style:style style:name="T27" style:family="text">
      <style:text-properties officeooo:rsid="0029b40f"/>
    </style:style>
    <style:style style:name="T28" style:family="text">
      <style:text-properties officeooo:rsid="002b22c2"/>
    </style:style>
    <style:style style:name="T29" style:family="text">
      <style:text-properties officeooo:rsid="002baf31"/>
    </style:style>
    <style:style style:name="T30" style:family="text">
      <style:text-properties officeooo:rsid="002db492"/>
    </style:style>
    <style:style style:name="T31" style:family="text">
      <style:text-properties officeooo:rsid="002f7214"/>
    </style:style>
    <style:style style:name="T32" style:family="text">
      <style:text-properties fo:font-size="14pt" fo:font-weight="bold" officeooo:rsid="001a7a5f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308a54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6c4a8b" style:font-size-asian="14pt" style:font-weight-asian="bold" style:font-size-complex="14pt" style:font-weight-complex="bold"/>
    </style:style>
    <style:style style:name="T35" style:family="text">
      <style:text-properties officeooo:rsid="00308a54"/>
    </style:style>
    <style:style style:name="T36" style:family="text">
      <style:text-properties officeooo:rsid="0034aa90"/>
    </style:style>
    <style:style style:name="T37" style:family="text">
      <style:text-properties officeooo:rsid="0034d0da"/>
    </style:style>
    <style:style style:name="T38" style:family="text">
      <style:text-properties officeooo:rsid="00359c85"/>
    </style:style>
    <style:style style:name="T39" style:family="text">
      <style:text-properties officeooo:rsid="0035ec50"/>
    </style:style>
    <style:style style:name="T40" style:family="text">
      <style:text-properties officeooo:rsid="0036b877"/>
    </style:style>
    <style:style style:name="T41" style:family="text">
      <style:text-properties officeooo:rsid="003cd11d"/>
    </style:style>
    <style:style style:name="T42" style:family="text">
      <style:text-properties officeooo:rsid="003f39dd"/>
    </style:style>
    <style:style style:name="T43" style:family="text">
      <style:text-properties officeooo:rsid="0040aa59"/>
    </style:style>
    <style:style style:name="T44" style:family="text">
      <style:text-properties officeooo:rsid="00414bcb"/>
    </style:style>
    <style:style style:name="T45" style:family="text">
      <style:text-properties officeooo:rsid="0043130e"/>
    </style:style>
    <style:style style:name="T46" style:family="text">
      <style:text-properties officeooo:rsid="0048c612"/>
    </style:style>
    <style:style style:name="T47" style:family="text">
      <style:text-properties officeooo:rsid="004a5a79"/>
    </style:style>
    <style:style style:name="T48" style:family="text">
      <style:text-properties officeooo:rsid="004ee6b7"/>
    </style:style>
    <style:style style:name="T49" style:family="text">
      <style:text-properties officeooo:rsid="00513bd1"/>
    </style:style>
    <style:style style:name="T50" style:family="text">
      <style:text-properties officeooo:rsid="00540b19"/>
    </style:style>
    <style:style style:name="T51" style:family="text">
      <style:text-properties officeooo:rsid="00552114"/>
    </style:style>
    <style:style style:name="T52" style:family="text">
      <style:text-properties officeooo:rsid="0056d16c"/>
    </style:style>
    <style:style style:name="T53" style:family="text">
      <style:text-properties officeooo:rsid="00582857"/>
    </style:style>
    <style:style style:name="T54" style:family="text">
      <style:text-properties officeooo:rsid="0058ee20"/>
    </style:style>
    <style:style style:name="T55" style:family="text">
      <style:text-properties officeooo:rsid="005a0c9f"/>
    </style:style>
    <style:style style:name="T56" style:family="text">
      <style:text-properties officeooo:rsid="005a8d29"/>
    </style:style>
    <style:style style:name="T57" style:family="text">
      <style:text-properties officeooo:rsid="005afd62"/>
    </style:style>
    <style:style style:name="T58" style:family="text">
      <style:text-properties officeooo:rsid="005c60c3"/>
    </style:style>
    <style:style style:name="T59" style:family="text">
      <style:text-properties officeooo:rsid="005d28f7"/>
    </style:style>
    <style:style style:name="T60" style:family="text">
      <style:text-properties officeooo:rsid="00611322"/>
    </style:style>
    <style:style style:name="T61" style:family="text">
      <style:text-properties officeooo:rsid="0063527c"/>
    </style:style>
    <style:style style:name="T62" style:family="text">
      <style:text-properties officeooo:rsid="00636f5a"/>
    </style:style>
    <style:style style:name="T63" style:family="text">
      <style:text-properties officeooo:rsid="0063f0a7"/>
    </style:style>
    <style:style style:name="T64" style:family="text">
      <style:text-properties officeooo:rsid="006495a4"/>
    </style:style>
    <style:style style:name="T65" style:family="text">
      <style:text-properties officeooo:rsid="00661ff8"/>
    </style:style>
    <style:style style:name="T66" style:family="text">
      <style:text-properties officeooo:rsid="0067f7b8"/>
    </style:style>
    <style:style style:name="T67" style:family="text">
      <style:text-properties officeooo:rsid="0068e132"/>
    </style:style>
    <style:style style:name="T68" style:family="text">
      <style:text-properties officeooo:rsid="006c3c9b"/>
    </style:style>
    <style:style style:name="T69" style:family="text">
      <style:text-properties officeooo:rsid="006c4a8b"/>
    </style:style>
    <style:style style:name="T70" style:family="text">
      <style:text-properties officeooo:rsid="0069e670"/>
    </style:style>
    <style:style style:name="T71" style:family="text">
      <style:text-properties officeooo:rsid="006c6984"/>
    </style:style>
    <style:style style:name="T72" style:family="text">
      <style:text-properties officeooo:rsid="006da1a7"/>
    </style:style>
    <style:style style:name="T73" style:family="text">
      <style:text-properties officeooo:rsid="006f333b"/>
    </style:style>
    <style:style style:name="T74" style:family="text">
      <style:text-properties officeooo:rsid="006fd438"/>
    </style:style>
    <style:style style:name="T75" style:family="text">
      <style:text-properties officeooo:rsid="00706a25"/>
    </style:style>
    <style:style style:name="T76" style:family="text">
      <style:text-properties officeooo:rsid="0070e5aa"/>
    </style:style>
    <style:style style:name="T77" style:family="text">
      <style:text-properties officeooo:rsid="007269d1"/>
    </style:style>
    <style:style style:name="T78" style:family="text">
      <style:text-properties officeooo:rsid="007282c1"/>
    </style:style>
    <style:style style:name="T79" style:family="text">
      <style:text-properties officeooo:rsid="0073cbce"/>
    </style:style>
    <style:style style:name="T80" style:family="text">
      <style:text-properties officeooo:rsid="0074005d"/>
    </style:style>
    <style:style style:name="T81" style:family="text">
      <style:text-properties officeooo:rsid="0074de27"/>
    </style:style>
    <style:style style:name="T82" style:family="text">
      <style:text-properties officeooo:rsid="00754aaf"/>
    </style:style>
    <style:style style:name="T83" style:family="text">
      <style:text-properties officeooo:rsid="0075bd79"/>
    </style:style>
    <style:style style:name="T84" style:family="text">
      <style:text-properties officeooo:rsid="0077a442"/>
    </style:style>
    <style:style style:name="T85" style:family="text">
      <style:text-properties officeooo:rsid="0078670e"/>
    </style:style>
    <style:style style:name="T86" style:family="text">
      <style:text-properties officeooo:rsid="007a16c5"/>
    </style:style>
    <style:style style:name="T87" style:family="text">
      <style:text-properties officeooo:rsid="007ac1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Обзор</text:span><text:span text:style-name="T1"> Photoshop</text:span></text:p>
      <text:p text:style-name="P1"/>
      <text:p text:style-name="P3"><text:span text:style-name="T1">Нужно отталкиваться о</text:span><text:span text:style-name="T3">т</text:span><text:span text:style-name="T1"> самой примитивной кисти с круглой формой.</text:span></text:p>
      <text:p text:style-name="P3"/>
      <text:p text:style-name="P2">Кисть должна менять прозрачность в зависимости от давления пера (устанавливается в настройках кисти).</text:p>
      <text:p text:style-name="P1"/>
      <text:p text:style-name="P4">Spacing кисти не должен быть слишком мал <text:span text:style-name="T3">иначе будет тормозить</text:span>. Подойдет 6%.</text:p>
      <text:p text:style-name="P4"/>
      <text:p text:style-name="P5"><text:span text:style-name="T2">Чтобы смешать цвета, нужно выбрать один из цветов, рядом с границей и нарисовать им по границе. И </text:span><text:span text:style-name="T4">повторять</text:span><text:span text:style-name="T2"> так до тех пор, пока не получится градиент.</text:span></text:p>
      <text:p text:style-name="P5"/>
      <text:p text:style-name="P6">Перед тем как делать градиент, нужно разбить предмет на основные цветовые пятна </text:p>
      <text:p text:style-name="P6">(цвет, блик, тень и пр.)</text:p>
      <text:p text:style-name="P6"/>
      <text:p text:style-name="P9"><text:span text:style-name="T5">Режим «multiply» </text:span><text:span text:style-name="T9">умножает </text:span><text:span text:style-name="T6">цвет, </text:span><text:span text:style-name="T10">комбинируя</text:span><text:span text:style-name="T6"> его </text:span><text:span text:style-name="T8">на какую-то величину </text:span><text:span text:style-name="T6">с тем </text:span><text:span text:style-name="T8">цветом</text:span><text:span text:style-name="T6">, который отображается </text:span><text:span text:style-name="T8">поверх</text:span><text:span text:style-name="T6">. </text:span><text:span text:style-name="T11">Он умеет только затенять и никогда не сделает работу ярче.</text:span></text:p>
      <text:p text:style-name="P7"/>
      <text:p text:style-name="P8">Режим «<text:span text:style-name="T7">overlay</text:span>» <text:span text:style-name="T12">осветляет темный цвет и затеняет светлый цвет до 50%. </text:span><text:span text:style-name="T13">Он хорошо работает только со средними оттенками. </text:span><text:span text:style-name="T14">Его часто используют когда надо что-то подсветить, </text:span></text:p>
      <text:p text:style-name="P25">например сделать блик.</text:p>
      <text:p text:style-name="P8"/>
      <text:p text:style-name="P10">Режим «softlight» – это более мягкий «overlay». Им можно имитировать рефлексы от окружающей среды.</text:p>
      <text:p text:style-name="P8"/>
      <text:p text:style-name="P29"><text:span text:style-name="T15">Режим «highlight» </text:span><text:span text:style-name="T16">также </text:span><text:span text:style-name="T15">похож на «overlay» но является более универсальным. Он умеет полностью высветлять черный цвет и затенять белый цвет. </text:span><text:span text:style-name="T16">Но можно переборщить.</text:span></text:p>
      <text:p text:style-name="P29"/>
      <text:p text:style-name="P30">Режим «normal» хорошо подходит для казуального стиля.</text:p>
      <text:p text:style-name="P5"/>
      <text:p text:style-name="P18"><text:span text:style-name="T34">О</text:span><text:span text:style-name="T32">клюж</text:span><text:span text:style-name="T33">е</text:span><text:span text:style-name="T32">н</text:span></text:p>
      <text:p text:style-name="P14"/>
      <text:p text:style-name="P15"><text:span text:style-name="T18">Это тень от рассеянного света</text:span><text:span text:style-name="T19">. </text:span><text:span text:style-name="T20">При каждом отражении, свет теряет </text:span><text:span text:style-name="T22">свою</text:span><text:span text:style-name="T20"> интенсивность. </text:span></text:p>
      <text:p text:style-name="P15"><text:span text:style-name="T21">Чем больше свет отражается, тем сильнее затухает. </text:span><text:span text:style-name="T22">По мере затухания, свет </text:span><text:span text:style-name="T30">перестанет отражаться в </text:span><text:span text:style-name="T22">определенны</text:span><text:span text:style-name="T30">х</text:span><text:span text:style-name="T22"> места</text:span><text:span text:style-name="T30">х</text:span><text:span text:style-name="T22">. В них и будет образовываться оклюж</text:span><text:span text:style-name="T35">е</text:span><text:span text:style-name="T22">н. </text:span></text:p>
      <text:p text:style-name="P16"/>
      <text:p text:style-name="P16"><text:span text:style-name="T26">Проще говоря, оклюж</text:span><text:span text:style-name="T35">е</text:span><text:span text:style-name="T26">н возникает только между объектами т. к. он</text:span><text:span text:style-name="T27">и</text:span><text:span text:style-name="T25"> загораживают свет между собой, </text:span><text:span text:style-name="T31">а тот, что проходит, постепенно перестает отражаться</text:span><text:span text:style-name="T25">.</text:span><text:span text:style-name="T23"> Чем ближе объект</text:span><text:span text:style-name="T24">ы</text:span><text:span text:style-name="T23"> друг к другу тем темнее оклюж</text:span><text:span text:style-name="T35">е</text:span><text:span text:style-name="T23">н </text:span><text:span text:style-name="T24">между ними</text:span><text:span text:style-name="T23">.</text:span></text:p>
      <text:p text:style-name="P15"/>
      <text:p text:style-name="P17"><text:span text:style-name="T27">Например, если кубик стоит на плоскости, то оклюж</text:span><text:span text:style-name="T35">е</text:span><text:span text:style-name="T27">н будет на стыке </text:span><text:span text:style-name="T31">их </text:span><text:span text:style-name="T29">поверхностей.</text:span></text:p>
      <text:p text:style-name="P19"><text:span text:style-name="T28">При этом </text:span><text:span text:style-name="T35">он</text:span><text:span text:style-name="T28"> распрост</text:span><text:span text:style-name="T31">раниться</text:span><text:span text:style-name="T28"> пропорциональное высоте кубика, от линии стыка, </text:span></text:p>
      <text:p text:style-name="P26">по плоскости и по стенке кубика, на одинаковое расстояние. </text:p>
      <text:p text:style-name="P19"/>
      <text:p text:style-name="P20"><text:span text:style-name="T36">С помощью оклюжена удобно </text:span><text:span text:style-name="T38">рисовать</text:span><text:span text:style-name="T36"> складки, </text:span><text:span text:style-name="T40">углубления, дырки</text:span><text:span text:style-name="T36">. Чем больше </text:span><text:span text:style-name="T37">впадина</text:span><text:span text:style-name="T36"> поверхности, тем более насыщен</text:span><text:span text:style-name="T39">н</text:span><text:span text:style-name="T36">ым будет там оклюжен.</text:span></text:p>
      <text:p text:style-name="P20"/>
      <text:p text:style-name="P21">Цвет оклюжена – это цвет затухающего света. Он не должен быть черным.</text:p>
      <text:p text:style-name="P23"><text:span text:style-name="T45">При</text:span> ярком <text:span text:style-name="T45">освещении </text:span>оклюжен<text:span text:style-name="T44">а</text:span> будет меньше.</text:p>
      <text:p text:style-name="P21"/>
      <text:p text:style-name="P22"><text:span text:style-name="T41">Оклюжен можно стирать только мягкой резинкой, </text:span><text:span text:style-name="T42">чтобы не было контраст</text:span><text:span text:style-name="T43">ного края</text:span><text:span text:style-name="T42">.</text:span></text:p>
      <text:p text:style-name="P24">Рисовать его лучше от более мелкого до более ккрупного.</text:p>
      <text:p text:style-name="P12"><text:soft-page-break/>Пайплайн</text:p>
      <text:p text:style-name="P27"/>
      <text:p text:style-name="P28">Сначала <text:span text:style-name="T47">рисуется лайнарт. Затем оклюжен. После этого идет разбивка на цветовые зоны</text:span>. </text:p>
      <text:p text:style-name="P36"><text:span text:style-name="T47">После цветовых зон рисуются тени</text:span><text:span text:style-name="T46">. </text:span><text:span text:style-name="T51">А после тене</text:span><text:span text:style-name="T55">й</text:span><text:span text:style-name="T49">, снова дорисовывается оклюжен.</text:span></text:p>
      <text:p text:style-name="P36"/>
      <text:p text:style-name="P31">Принцип построения <text:span text:style-name="T48">падающей</text:span> тени: <text:span text:style-name="T53">(</text:span>2, <text:s/>1:00:32<text:span text:style-name="T53">)</text:span></text:p>
      <text:p text:style-name="P15"/>
      <text:p text:style-name="P34"><text:span text:style-name="T51">Далее рисуется свет в отдельном слое, с режимом «overlay». </text:span><text:span text:style-name="T52">Для этого выбирается теплый цвет, выше 50% серого по яркости, и </text:span><text:span text:style-name="T54">мягкой кистью</text:span><text:span text:style-name="T52"> </text:span><text:span text:style-name="T54">выполняется проход </text:span><text:span text:style-name="T52">по всей поверхности, куда он предположительно будет падать </text:span><text:span text:style-name="T53">(3, 4:10)</text:span><text:span text:style-name="T52">.</text:span></text:p>
      <text:p text:style-name="P15"/>
      <text:p text:style-name="P37"><text:span text:style-name="T56">Также, нужно показать падающий свет в пространсве вокруг, </text:span><text:span text:style-name="T59">чтобы </text:span><text:span text:style-name="T58">получ</text:span><text:span text:style-name="T59">ился</text:span><text:span text:style-name="T58"> </text:span></text:p>
      <text:p text:style-name="P37"><text:span text:style-name="T59">легкий</text:span><text:span text:style-name="T58"> эффект сияния</text:span><text:span text:style-name="T56"> </text:span><text:span text:style-name="T57">(3, 5:43)</text:span><text:span text:style-name="T56">.</text:span></text:p>
      <text:p text:style-name="P35"/>
      <text:p text:style-name="P48">После этого нужно отобразить рефлексы в новом слое с режимом «soft light» </text:p>
      <text:p text:style-name="P48"><text:span text:style-name="T68">и затем – блики, с рижимом наложения «hard light». </text:span></text:p>
      <text:p text:style-name="P48"/>
      <text:p text:style-name="P52"><text:span text:style-name="T76">В самом конце нужно </text:span><text:span text:style-name="T78">почистить</text:span><text:span text:style-name="T76"> всю работу: </text:span><text:span text:style-name="T78">проработать </text:span><text:span text:style-name="T76">лайнарт, </text:span><text:span text:style-name="T78">убрать </text:span><text:span text:style-name="T76">загораживающие </text:span><text:span text:style-name="T78">мазки</text:span><text:span text:style-name="T76">, </text:span><text:span text:style-name="T78">проработать </text:span><text:span text:style-name="T77">стыки</text:span><text:span text:style-name="T76"> и т. п. </text:span><text:span text:style-name="T78">А также добавить постэффекты, например фильтр «</text:span><text:span text:style-name="T81">un</text:span><text:span text:style-name="T79">sharp</text:span><text:span text:style-name="T81">ed mask»</text:span><text:span text:style-name="T79"> (повышает резкость </text:span><text:span text:style-name="T80">[3, 50:08]</text:span><text:span text:style-name="T79">), </text:span><text:span text:style-name="T82">яркость и контрасность, </text:span><text:span text:style-name="T83">цветовой баланс </text:span></text:p>
      <text:p text:style-name="P52"><text:span text:style-name="T84">и фейковые рефлексы (</text:span><text:span text:style-name="T85">3, </text:span><text:span text:style-name="T84">53:30)</text:span></text:p>
      <text:p text:style-name="P51"/>
      <text:p text:style-name="P41">При рисовании нужно часто выделять те или иные зоны, чтобы кисть не вылазила за их пределы, будь то свет, тень и др.</text:p>
      <text:p text:style-name="P41"/>
      <text:p text:style-name="P42"><text:span text:style-name="T49">Цвет фона влияет на восприятие объекта. </text:span><text:span text:style-name="T50">Чаще всего его делают серым.</text:span></text:p>
      <text:p text:style-name="P33"/>
      <text:p text:style-name="P33"/>
      <text:p text:style-name="P13">Материалы</text:p>
      <text:p text:style-name="P33"/>
      <text:p text:style-name="P38">Самое главное при изображении материалов, научиться изображать металл и неметалл.</text:p>
      <text:p text:style-name="P38">Т. к. у них фундаментальные отличия по яркости <text:span text:style-name="T60">и</text:span> контрастности бликов.</text:p>
      <text:p text:style-name="P32"/>
      <text:p text:style-name="P39">Чтобы научиться рисовать тот или иной материал, нужно понять как работает его физика.</text:p>
      <text:p text:style-name="P39"/>
      <text:p text:style-name="P40">Рисование металла — это прежде всего рисование отражений (3, 11:00)</text:p>
      <text:p text:style-name="P45"><text:span text:style-name="T63">Сначала </text:span><text:span text:style-name="T64">блики</text:span><text:span text:style-name="T63"> блики, а затем отражения. </text:span><text:span text:style-name="T87">Блики на метале хорошо делать в режиме наложения «linear dodge»</text:span></text:p>
      <text:p text:style-name="P40"/>
      <text:p text:style-name="P46">Идеально хроммированый шар отражает снизу все что ниже уровня горизонта, при этом он будет также отбрасывать оклюжен и падающие тени, что в свою очередь придаст ему </text:p>
      <text:p text:style-name="P43"><text:span text:style-name="T61">какие-то контуры внизу. </text:span><text:span text:style-name="T62">Всё что выше гозинта будет отражаться в верхней части, </text:span></text:p>
      <text:p text:style-name="P47">это могут быть окружающие объекты и обязательно блик.</text:p>
      <text:p text:style-name="P43"/>
      <text:p text:style-name="P44">Каустика – <text:span text:style-name="T65">это свет, прошедший через стекло. </text:span><text:span text:style-name="T66">Обычно это дублирование блика на противоположной стороне, </text:span><text:span text:style-name="T67">но </text:span><text:span text:style-name="T66">немного измененного цвета </text:span><text:span text:style-name="T67">(3, 27:35)</text:span><text:span text:style-name="T66">. Каустику можно д</text:span>елает<text:span text:style-name="T66">ь</text:span> в режиме наложения «linear dodge».</text:p>
      <text:p text:style-name="P44"/>
      <text:p text:style-name="P49"><text:span text:style-name="T71">М</text:span><text:span text:style-name="T69">еталл </text:span><text:span text:style-name="T71">от п</text:span><text:span text:style-name="T70">ластик</text:span><text:span text:style-name="T71">а</text:span><text:span text:style-name="T70"> </text:span><text:span text:style-name="T69">отличается тем, </text:span><text:span text:style-name="T71">что</text:span><text:span text:style-name="T69"> </text:span><text:span text:style-name="T71">он </text:span><text:span text:style-name="T69">способен окрашивать отражения только своим цветом. </text:span><text:span text:style-name="T72">Н</text:span><text:span text:style-name="T69">апример, золото не может отражать </text:span><text:span text:style-name="T71">чистый </text:span><text:span text:style-name="T69">синий цвет. </text:span><text:span text:style-name="T72">Отражение будет </text:span></text:p>
      <text:p text:style-name="P49"><text:span text:style-name="T75">с примешиванием желтых оттенков</text:span><text:span text:style-name="T72">. </text:span></text:p>
      <text:p text:style-name="P49"/>
      <text:p text:style-name="P50"><text:soft-page-break/><text:span text:style-name="T73">Пластик менее отражающий, чем металл. Но он может отражать цвета без искажени</text:span><text:span text:style-name="T74">й</text:span><text:span text:style-name="T7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1T11:49:54.930968345</meta:creation-date>
    <meta:generator>LibreOffice/6.4.7.2$Linux_X86_64 LibreOffice_project/40$Build-2</meta:generator>
    <dc:date>2025-04-14T16:34:53.448553600</dc:date>
    <meta:editing-duration>PT9H34M38S</meta:editing-duration>
    <meta:editing-cycles>111</meta:editing-cycles>
    <meta:document-statistic meta:table-count="0" meta:image-count="0" meta:object-count="0" meta:page-count="3" meta:paragraph-count="51" meta:word-count="672" meta:character-count="4570" meta:non-whitespace-character-count="3928"/>
  </office:meta>
</office:document-meta>
</file>